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Heading_20_1">GroupBuild Position Paper: Legal Swarms and Civic Shields in a Post-Injunction America</text:h>
      <text:p text:style-name="Body_20_Text">Date: June 29, 2025</text:p>
      <text:p text:style-name="Body_20_Text">Author: Strategic Advisory Unit</text:p>
      <text:p text:style-name="Body_20_Text">Audience: GroupBuild Product &amp; Marketing Teams</text:p>
      <text:p text:style-name="Body_20_Text"> </text:p>
      <text:h text:outline-level="1" text:style-name="Heading_20_1">1. Executive Summary</text:h>
      <text:p text:style-name="Body_20_Text">The June 2025 Supreme Court ruling in Trump v. CASA marks a seismic shift: unjust executive actions can now go unchallenged—unless everyday people organize locally and act fast. GroupBuild was built for moments like this. This document lays out how our platform will evolve to ensure that no region, no community, and no citizen is left without a legal path to push back.

This paper outlines:
(a) which existing features now offer increased strategic value, and
(b) which new features must be prioritized for development.

Our goal is to ensure GroupBuild remains the most effective civic organizing tool under a fragmented legal system.</text:p>
      <text:h text:outline-level="1" text:style-name="Heading_20_1">2. Changed Legal Environment: Risks and Realities</text:h>
      <text:p text:style-name="Body_20_Text">- Lower courts may no longer issue blanket injunctions against unconstitutional executive orders.
- Legal remedies must be pursued at the local level or via named plaintiffs in multi-district filings.
- Municipalities, counties, and state officials will now play a larger role in protecting civil rights.</text:p>
      <text:h text:outline-level="1" text:style-name="Heading_20_1">2a. What GroupBuild Users Are Facing Now</text:h>
      <text:p text:style-name="Body_20_Text">You live in a city where an unconstitutional executive order just went into effect.
Your school board, city council, or mayor hasn’t challenged it.
You can’t find a lawyer, and no national group has launched a lawsuit on your behalf.

This is the new reality. GroupBuild is your blueprint for turning isolation into coordination, and frustration into strategy.</text:p>
      <text:h text:outline-level="1" text:style-name="Heading_20_1">3. Features to Highlight in Future Marketing</text:h>
      <text:p text:style-name="Body_20_Text">3.1. Localized Organizing Capabilities
- GroupBuild's location-based organizing should be prominently marketed as a way to build region-specific legal standing.
- “Start a Chapter in Your City” should be reframed as “Protect Your Region from Executive Overreach.”</text:p>
      <text:p text:style-name="Body_20_Text">3.2. Stakeholder Verification Tools
- Verified members can be recognized as potential plaintiffs, municipal influencers, or policy witnesses.
- Marketing should stress: “Verified membership isn’t just for reputation—it’s for legal action.”</text:p>
      <text:p text:style-name="Body_20_Text">3.3. Decentralized Strategy Sync
- GroupBuild’s ability to coordinate parallel local actions now confers strategic legal advantage.
- Promote templates for class-action formation, public declarations, and synchronized city campaigns.</text:p>
      <text:p text:style-name="Body_20_Text">3.4. GroupBuild as a Legal Signal Amplifier
- Position GroupBuild as a tool that helps lawyers identify regions of likely success for legal action, by revealing where public will is already organized.

Hashtags to promote: #LegalSwarm, #DecentralizeTheFight, #PlaintiffPower, #LocalActionWins</text:p>
      <text:h text:outline-level="1" text:style-name="Heading_20_1">4. New Features to Develop or Accelerate</text:h>
      <text:p text:style-name="Body_20_Text">🛠 Feature Card: Legal Swarm Coordination Module
Goal: Enable geographic-based legal coordination and documentation gathering
User Benefit: Join or initiate collective legal resistance with peers
Growth Hack: Promote “Join a Swarm” CTA on city-based GroupBuild pages
Viral Hook: Regional leaderboard showing “Most Legally Active Cities This Week”</text:p>
      <text:p text:style-name="Body_20_Text">🛠 Feature Card: Class Certification Helper
- Automate the collation of verified users and shared experiences to assist law firms in certifying class actions.
- Create a dataset export compatible with nonprofit litigation partners.</text:p>
      <text:p text:style-name="Body_20_Text">🛠 Feature Card: Impact Map + Injunction Status Overlay
- Interactive map showing executive order enforcement vs. local resistance.
- Overlay zones with: “Protected,” “Partially Enjoined,” or “At Risk.”</text:p>
      <text:p text:style-name="Body_20_Text">🛠 Feature Card: Named Plaintiff Recruitment Tool
- Workflow for local campaigns to identify and prep qualified named plaintiffs.
- Include a secure interview module for volunteer legal screening.</text:p>
      <text:p text:style-name="Body_20_Text">🛠 Feature Card: Municipal Targeting Toolkit
- Provide users with briefing materials and outreach scripts to activate city councils or county commissioners.
- Track engagement progress with local officials to demonstrate pressure efficacy.</text:p>
      <text:h text:outline-level="1" text:style-name="Heading_20_1">5. Strategic Positioning Summary</text:h>
      <text:p text:style-name="Body_20_Text">GroupBuild must be marketed not only as a digital democracy platform but now as a legal force multiplier under fragmented federal protections. Future-facing language should frame GroupBuild as:

“The platform that coordinates rights defense when the courts won’t.”

Key taglines:
- Decentralize the Fight
- Protect Your Region
- Verified to Be Heard
- Legal-Ready Communities Begin Here
- When the legal shield breaks, the hive fights back.</text:p>
      <text:h text:outline-level="1" text:style-name="Heading_20_1">6. Immediate Next Steps</text:h>
      <text:p text:style-name="Body_20_Text">- Designate a cross-team working group to develop the Legal Swarm Module prototype.
- Update marketing decks to reflect post-injunction messaging.
- Identify legal advocacy groups for potential partnerships.
- Prepare launch campaign for regional plaintiff recruitment.
- Draft user story examples to demonstrate successful legal swarm mobilization.</text:p>
      <text:p text:style-name="Body_20_Text">Prepared For: GroupBuild Co-Founders &amp; Core Dev Team
Distribution: Internal Only – Strategic Priority Document</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ing_20_1" style:family="paragraph" style:display-name="Heading 1">
      <style:text-properties fo:font-size="14pt" fo:font-weight="bold"/>
    </style:style>
    <style:style style:name="Body_20_Text" style:family="paragraph" style:display-name="Body Text">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